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Cantarell" svg:font-family="Cantarell"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cm" fo:margin-bottom="0cm" loext:contextual-spacing="false" fo:line-height="100%" fo:orphans="0" fo:widows="0"/>
      <style:text-properties style:font-name="Courier New" fo:font-size="10pt" fo:font-weight="bold" style:font-size-asian="10pt" style:font-weight-asian="bold" style:font-name-complex="Courier New1" style:font-size-complex="10pt"/>
    </style:style>
    <style:style style:name="P2" style:family="paragraph" style:parent-style-name="Standard">
      <style:paragraph-properties fo:margin-top="0cm" fo:margin-bottom="0cm" loext:contextual-spacing="false" fo:line-height="100%" fo:orphans="0" fo:widows="0"/>
      <style:text-properties style:font-name="DejaVu Sans Mono" fo:font-size="10.5pt" fo:font-weight="bold" style:font-size-asian="10.5pt" style:font-weight-asian="bold" style:font-name-complex="Courier New1" style:font-size-complex="10.5pt"/>
    </style:style>
    <style:style style:name="P3" style:family="paragraph" style:parent-style-name="Standard">
      <style:paragraph-properties fo:margin-top="0cm" fo:margin-bottom="0cm" loext:contextual-spacing="false" fo:line-height="100%" fo:orphans="0" fo:widows="0"/>
      <style:text-properties fo:color="#ce181e" style:font-name="DejaVu Serif" fo:font-size="10pt" fo:font-weight="normal" officeooo:rsid="001fa42c" officeooo:paragraph-rsid="001fa42c" style:font-size-asian="10pt" style:font-weight-asian="normal" style:font-size-complex="10pt" style:font-weight-complex="normal"/>
    </style:style>
    <style:style style:name="P4" style:family="paragraph" style:parent-style-name="Standard">
      <style:paragraph-properties fo:margin-top="0cm" fo:margin-bottom="0cm" loext:contextual-spacing="false" fo:line-height="100%" fo:orphans="0" fo:widows="0"/>
      <style:text-properties style:font-name="DejaVu Serif" fo:font-size="10pt" fo:font-weight="normal" officeooo:rsid="000c1864" officeooo:paragraph-rsid="000c1864" style:font-size-asian="10pt" style:font-weight-asian="normal" style:font-name-complex="Courier New1" style:font-size-complex="10pt" style:font-weight-complex="normal"/>
    </style:style>
    <style:style style:name="P5" style:family="paragraph" style:parent-style-name="Standard">
      <style:paragraph-properties fo:margin-top="0cm" fo:margin-bottom="0cm" loext:contextual-spacing="false" fo:line-height="100%" fo:orphans="0" fo:widows="0"/>
      <style:text-properties style:font-name="DejaVu Serif" fo:font-size="10pt" fo:font-weight="normal" officeooo:rsid="000e0656" officeooo:paragraph-rsid="001410e2" style:font-size-asian="10pt" style:font-weight-asian="normal" style:font-name-complex="Courier New1" style:font-size-complex="10pt" style:font-weight-complex="normal"/>
    </style:style>
    <style:style style:name="P6" style:family="paragraph" style:parent-style-name="Standard">
      <style:paragraph-properties fo:margin-top="0cm" fo:margin-bottom="0cm" loext:contextual-spacing="false" fo:line-height="100%" fo:orphans="0" fo:widows="0"/>
      <style:text-properties style:font-name="DejaVu Serif" fo:font-size="10pt" fo:font-weight="normal" officeooo:rsid="001ef973" officeooo:paragraph-rsid="001ef973" style:font-size-asian="10pt" style:font-weight-asian="normal" style:font-size-complex="10pt" style:font-weight-complex="normal"/>
    </style:style>
    <style:style style:name="P7" style:family="paragraph" style:parent-style-name="Standard">
      <style:paragraph-properties fo:margin-top="0cm" fo:margin-bottom="0cm" loext:contextual-spacing="false" fo:line-height="100%" fo:orphans="0" fo:widows="0"/>
      <style:text-properties style:font-name="DejaVu Serif" fo:font-size="10pt" fo:font-weight="normal" officeooo:rsid="001fa42c" officeooo:paragraph-rsid="001fa42c" style:font-size-asian="10pt" style:font-weight-asian="normal" style:font-size-complex="10pt" style:font-weight-complex="normal"/>
    </style:style>
    <style:style style:name="P8" style:family="paragraph" style:parent-style-name="Standard">
      <style:paragraph-properties fo:margin-top="0cm" fo:margin-bottom="0cm" loext:contextual-spacing="false" fo:line-height="100%" fo:orphans="0" fo:widows="0"/>
      <style:text-properties style:font-name="DejaVu Serif" fo:font-size="10pt" fo:font-weight="normal" officeooo:rsid="00215258" officeooo:paragraph-rsid="001fa42c" style:font-size-asian="10pt" style:font-weight-asian="normal" style:font-size-complex="10pt" style:font-weight-complex="normal"/>
    </style:style>
    <style:style style:name="P9" style:family="paragraph" style:parent-style-name="Standard">
      <style:paragraph-properties fo:margin-top="0cm" fo:margin-bottom="0cm" loext:contextual-spacing="false" fo:line-height="100%" fo:orphans="0" fo:widows="0"/>
      <style:text-properties style:font-name="DejaVu Serif" fo:font-size="10pt" fo:font-weight="normal" officeooo:rsid="00215258" officeooo:paragraph-rsid="00215258" style:font-size-asian="10pt" style:font-weight-asian="normal" style:font-size-complex="10pt" style:font-weight-complex="normal"/>
    </style:style>
    <style:style style:name="P10" style:family="paragraph" style:parent-style-name="Standard">
      <style:paragraph-properties fo:margin-top="0cm" fo:margin-bottom="0cm" loext:contextual-spacing="false" fo:line-height="100%" fo:orphans="0" fo:widows="0"/>
      <style:text-properties style:font-name="DejaVu Serif" fo:font-size="10pt" fo:font-weight="normal" officeooo:rsid="0022bc18" officeooo:paragraph-rsid="0022bc18" style:font-size-asian="10pt" style:font-weight-asian="normal" style:font-size-complex="10pt" style:font-weight-complex="normal"/>
    </style:style>
    <style:style style:name="P11" style:family="paragraph" style:parent-style-name="Standard">
      <style:paragraph-properties fo:margin-top="0cm" fo:margin-bottom="0cm" loext:contextual-spacing="false" fo:line-height="100%" fo:orphans="0" fo:widows="0"/>
      <style:text-properties style:font-name="DejaVu Serif" fo:font-size="10pt" fo:font-weight="normal" officeooo:rsid="0024a2cc" officeooo:paragraph-rsid="0024a2cc" style:font-size-asian="10pt" style:font-weight-asian="normal" style:font-size-complex="10pt" style:font-weight-complex="normal"/>
    </style:style>
    <style:style style:name="P12" style:family="paragraph" style:parent-style-name="Standard">
      <style:paragraph-properties fo:margin-top="0cm" fo:margin-bottom="0cm" loext:contextual-spacing="false" fo:line-height="100%" fo:orphans="0" fo:widows="0"/>
      <style:text-properties style:font-name="DejaVu Serif" fo:font-size="10pt" fo:font-weight="normal" officeooo:rsid="001410e2" officeooo:paragraph-rsid="001410e2" style:font-size-asian="10pt" style:font-weight-asian="normal" style:font-size-complex="10pt" style:font-weight-complex="normal"/>
    </style:style>
    <style:style style:name="P13" style:family="paragraph" style:parent-style-name="Standard">
      <style:paragraph-properties fo:margin-top="0cm" fo:margin-bottom="0cm" loext:contextual-spacing="false" fo:line-height="100%" fo:orphans="0" fo:widows="0"/>
      <style:text-properties style:font-name="DejaVu Serif" fo:font-size="10pt" style:text-underline-style="solid" style:text-underline-width="auto" style:text-underline-color="font-color" fo:font-weight="normal" officeooo:rsid="001410e2" officeooo:paragraph-rsid="001410e2" style:font-size-asian="10pt" style:font-weight-asian="normal" style:font-name-complex="Courier New1" style:font-size-complex="10pt" style:font-weight-complex="normal"/>
    </style:style>
    <style:style style:name="P14" style:family="paragraph" style:parent-style-name="Standard">
      <style:paragraph-properties fo:margin-top="0cm" fo:margin-bottom="0cm" loext:contextual-spacing="false" fo:line-height="100%" fo:orphans="0" fo:widows="0"/>
      <style:text-properties style:font-name="DejaVu Serif" fo:font-size="10pt" style:text-underline-style="solid" style:text-underline-width="auto" style:text-underline-color="font-color" fo:font-weight="normal" officeooo:rsid="0024a2cc" officeooo:paragraph-rsid="0024a2cc" style:font-size-asian="10pt" style:font-weight-asian="normal" style:font-size-complex="10pt" style:font-weight-complex="normal"/>
    </style:style>
    <style:style style:name="P15" style:family="paragraph" style:parent-style-name="Standard">
      <style:paragraph-properties fo:margin-top="0cm" fo:margin-bottom="0cm" loext:contextual-spacing="false" fo:line-height="100%" fo:orphans="0" fo:widows="0"/>
      <style:text-properties style:font-name="DejaVu Serif" fo:font-size="10.5pt" fo:font-weight="bold" officeooo:rsid="000c1864" officeooo:paragraph-rsid="000c1864" style:font-size-asian="10.5pt" style:font-weight-asian="bold" style:font-name-complex="Courier New1" style:font-size-complex="10.5pt"/>
    </style:style>
    <style:style style:name="P16" style:family="paragraph" style:parent-style-name="Standard">
      <style:paragraph-properties fo:margin-top="0cm" fo:margin-bottom="0cm" loext:contextual-spacing="false" fo:line-height="100%" fo:orphans="0" fo:widows="0"/>
      <style:text-properties style:use-window-font-color="true" style:font-name="DejaVu Serif" fo:font-size="10pt" style:text-underline-style="solid" style:text-underline-width="auto" style:text-underline-color="font-color" fo:font-weight="normal" officeooo:rsid="000c1864" officeooo:paragraph-rsid="0017a133" style:font-size-asian="10pt" style:font-weight-asian="normal" style:font-name-complex="Courier New1" style:font-size-complex="10pt" style:font-weight-complex="normal"/>
    </style:style>
    <style:style style:name="P17" style:family="paragraph" style:parent-style-name="Standard">
      <style:paragraph-properties fo:margin-top="0cm" fo:margin-bottom="0cm" loext:contextual-spacing="false" fo:line-height="100%" fo:orphans="0" fo:widows="0"/>
      <style:text-properties style:use-window-font-color="true" style:font-name="DejaVu Serif" fo:font-size="10pt" style:text-underline-style="solid" style:text-underline-width="auto" style:text-underline-color="font-color" fo:font-weight="normal" style:font-size-asian="10pt" style:font-weight-asian="normal" style:font-name-complex="Courier New1" style:font-size-complex="10pt" style:font-weight-complex="normal"/>
    </style:style>
    <style:style style:name="P18" style:family="paragraph" style:parent-style-name="Standard">
      <style:text-properties style:font-name="DejaVu Serif" fo:font-size="10pt" style:font-size-asian="10pt" style:font-size-complex="10pt"/>
    </style:style>
    <style:style style:name="P19" style:family="paragraph" style:parent-style-name="Standard">
      <style:paragraph-properties fo:margin-left="1.244cm" fo:margin-right="0cm" fo:text-align="center" style:justify-single-word="false" fo:text-indent="-1.244cm" style:auto-text-indent="false"/>
      <style:text-properties style:font-name="DejaVu Serif" fo:font-size="10pt" officeooo:paragraph-rsid="00094c4f" style:font-size-asian="10pt" style:font-size-complex="10pt"/>
    </style:style>
    <style:style style:name="P20" style:family="paragraph" style:parent-style-name="Title" style:master-page-name="Standard">
      <style:paragraph-properties style:page-number="auto"/>
      <style:text-properties fo:font-size="24pt" style:font-size-asian="24pt" style:font-size-complex="24pt"/>
    </style:style>
    <style:style style:name="T1" style:family="text">
      <style:text-properties officeooo:rsid="0008a561"/>
    </style:style>
    <style:style style:name="T2" style:family="text">
      <style:text-properties officeooo:rsid="00094c4f"/>
    </style:style>
    <style:style style:name="T3" style:family="text">
      <style:text-properties officeooo:rsid="000c1864"/>
    </style:style>
    <style:style style:name="T4" style:family="text">
      <style:text-properties officeooo:rsid="000e0656"/>
    </style:style>
    <style:style style:name="T5" style:family="text">
      <style:text-properties officeooo:rsid="001410e2"/>
    </style:style>
    <style:style style:name="T6" style:family="text">
      <style:text-properties officeooo:rsid="0017a133"/>
    </style:style>
    <style:style style:name="T7" style:family="text">
      <style:text-properties officeooo:rsid="001fa42c"/>
    </style:style>
    <style:style style:name="T8" style:family="text">
      <style:text-properties officeooo:rsid="00215258"/>
    </style:style>
    <style:style style:name="T9" style:family="text">
      <style:text-properties fo:color="#ce181e"/>
    </style:style>
    <style:style style:name="T10" style:family="text">
      <style:text-properties style:font-name-complex="Courier New1"/>
    </style:style>
    <style:style style:name="T11" style:family="text">
      <style:text-properties officeooo:rsid="00271a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mu64 Fileformat <text:span text:style-name="T1">SID-Dump</text:span> (*.<text:span text:style-name="T1">sdp</text:span>)</text:p>
      <text:p text:style-name="P19"><text:span text:style-name="T2">Version 1.0 - </text:span>Thorsten Kattanek © Berlin <text:span text:style-name="T2">15</text:span>.<text:span text:style-name="T2">12</text:span>.201<text:span text:style-name="T2">8</text:span></text:p>
      <text:p text:style-name="P18">Diese Datei wird vom Emu64 erzeugt <text:span text:style-name="T3">und enthält alle Werte, die über einen bestimmten Zeitraum in die SID Register geschrieben wurden. Außerdem wird auch der Zeitliche Abstand zwischen den Schreibzyklen abgespeichert. Somit ist es möglich mit dieser Datei, ohne die anderen C64 Komponenten zu emulieren einen real oder emulierten SID anzusteuern.</text:span></text:p>
      <text:p text:style-name="P17"><text:span text:style-name="T6">Ausschnitt aus </text:span>einer <text:span text:style-name="T3">sdp</text:span> Datei:</text:p>
      <text:p text:style-name="P1"/>
      <text:p text:style-name="P2">0000:0000 | 53 49 44 5F <text:s/>44 55 4D 50 <text:s/>38 00 FB 8B <text:s/>38 00 93 4B | SID_DUMP8.û.8..K</text:p>
      <text:p text:style-name="P2">0000:0010 | 3C 00 23 1E <text:s/>1B 00 09 1A <text:s/>00 09 19 00 <text:s/>09 18 00 09 | &lt;.#.............</text:p>
      <text:p text:style-name="P2">0000:0020 | 17 00 09 16 <text:s/>00 09 15 00 <text:s/>09 14 00 09 <text:s/>13 00 09 12 | ................</text:p>
      <text:p text:style-name="P2">0000:0030 | 00 09 11 00 <text:s/>09 10 00 09 <text:s/>0F 00 09 0E <text:s/>00 09 0D 00 | ................</text:p>
      <text:p text:style-name="P2">0000:0040 | 09 0C 00 09 <text:s/>0B 00 09 0A <text:s/>00 09 09 00 <text:s/>09 08 00 09 | ................</text:p>
      <text:p text:style-name="P2">0000:0050 | 07 00 09 06 <text:s/>00 09 05 00 <text:s/>09 04 00 09 <text:s/>03 00 09 02 | ................</text:p>
      <text:p text:style-name="P2">0000:0060 | 00 09 01 00 <text:s/>09 00 00 09 <text:s/>10 FF 4B 0F <text:s/>FF 03 14 FF | .........ÿK.ÿ..ÿ</text:p>
      <text:p text:style-name="P2">0000:0070 | 03 12 81 05 <text:s/>18 07 05 38 <text:s/>00 28 E1 17 <text:s/>00 09 16 00 | .......8.(á.....</text:p>
      <text:p text:style-name="P2">0000:0080 | 09 15 00 09 <text:s/>14 00 1C 13 <text:s/>00 09 12 00 <text:s/>09 11 00 09 | ................</text:p>
      <text:p text:style-name="P2">0000:0090 | 10 00 09 0F <text:s/>00 09 0E 00 <text:s/>09 0D 00 09 <text:s/>0C 00 09 0B | ................</text:p>
      <text:p text:style-name="P2">0000:00A0 | 00 09 0A 00 <text:s/>09 09 00 09 <text:s/>08 00 09 07 <text:s/>00 09 06 00 | ................</text:p>
      <text:p text:style-name="P2"/>
      <text:p text:style-name="P16"><text:span text:style-name="T6">Beschreibung</text:span>:</text:p>
      <text:p text:style-name="P15"/>
      <text:p text:style-name="P4">0x0000 – 0x00<text:span text:style-name="T4">07:<text:tab/>Kennung ‘SID_DUMP‘</text:span></text:p>
      <text:p text:style-name="P5">0x000<text:span text:style-name="T5">8 – ENDE <text:s text:c="3"/>:<text:tab/>Streaming Daten</text:span></text:p>
      <text:p text:style-name="P5"/>
      <text:p text:style-name="P13">Streaming Daten:</text:p>
      <text:p text:style-name="P12"><text:span text:style-name="T10"><text:s/></text:span></text:p>
      <text:p text:style-name="P11">Die Streamingdaten bestehen aus Paketen mit einer Länge von 3-4 Bytes. Die Pakete werden im Stream Nahtlos im Stream aneinander gehängt.</text:p>
      <text:p text:style-name="P6"/>
      <text:p text:style-name="P14">Paket Beschreibung:</text:p>
      <text:p text:style-name="P11"/>
      <text:p text:style-name="P6">Das erste Byte enthält die SID Register Nummer und eine Kennung ob die ge<text:span text:style-name="T7">zählten</text:span> Zyklen kleiner als 256 sind oder größer als 255.</text:p>
      <text:p text:style-name="P6"/>
      <text:p text:style-name="P3">0x00</text:p>
      <text:p text:style-name="P6">Bit 0-<text:span text:style-name="T7">4: Nummer des SID Registers</text:span></text:p>
      <text:p text:style-name="P7">Bit 5 <text:s text:c="2"/>: Size Flag – 0=Zyklen kleiner 256; 1=Zyklen größer 255</text:p>
      <text:p text:style-name="P7"/>
      <text:p text:style-name="P7">Das zweite Byte enthält den zu schreibenden Wert in das SID Register.</text:p>
      <text:p text:style-name="P7"/>
      <text:p text:style-name="P3">0x01</text:p>
      <text:p text:style-name="P7">Bit 0-7: Wert des SID Registers</text:p>
      <text:p text:style-name="P7"/>
      <text:p text:style-name="P7">Sind die Zyklen kleiner als 256 so reicht ein Byte für die Wartelänge, ansonsten werden 2 Byte Benutzt.</text:p>
      <text:p text:style-name="P7">Das ist Abhängig von dem Size Flag an 0x00 im Paket.</text:p>
      <text:p text:style-name="P8"/>
      <text:p text:style-name="P7">Wenn SizeFlag = 0 reicht ein 8Bit Wert</text:p>
      <text:p text:style-name="P7"><text:span text:style-name="T9">0x02</text:span><text:tab/>Wartezyklen 0-255</text:p>
      <text:p text:style-name="P7"/>
      <text:p text:style-name="P7">Wenn SizeFlag = 1 muss ein 16Bit Wert sein</text:p>
      <text:p text:style-name="P7"><text:span text:style-name="T9">0x02-0x03</text:span> <text:s/>Wartezyklen 0-65<text:span text:style-name="T8">535</text:span></text:p>
      <text:p text:style-name="P7"/>
      <text:p text:style-name="P9">Also, ist das SizeFlag=0 wird nur ein Byte gelesen. Ist das SizeFlag=1 dann werden 2 Bytes gelesen.</text:p>
      <text:p text:style-name="P9"/>
      <text:p text:style-name="P10">Wichtig noch !</text:p>
      <text:p text:style-name="P10">Die Wartezyklen sind die Zyklen, die vom letzten <text:span text:style-name="T11">Paket</text:span> bis zu diesem Paket gezählt wu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Cantarell" svg:font-family="Cantarell"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Standard" style:next-style-name="Subtitle"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default-outline-level="">
      <style:text-properties fo:color="#000000" fo:font-style="italic" style:font-style-asian="italic" style:font-style-complex="italic"/>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Zitat_20_Zchn" style:display-name="Zitat Zchn" style:family="text" style:parent-style-name="Default_20_Paragraph_20_Font">
      <style:text-properties fo:color="#0000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meta:initial-creator>
    <meta:editing-cycles>27</meta:editing-cycles>
    <meta:print-date>2011-07-25T22:26:00</meta:print-date>
    <meta:creation-date>2011-07-25T15:40:00</meta:creation-date>
    <dc:date>2018-12-23T07:50:54.176833700</dc:date>
    <meta:editing-duration>PT1H39M14S</meta:editing-duration>
    <meta:generator>LibreOffice/6.0.7.3$Linux_X86_64 LibreOffice_project/00m0$Build-3</meta:generator>
    <meta:document-statistic meta:table-count="0" meta:image-count="0" meta:object-count="0" meta:page-count="1" meta:paragraph-count="38" meta:word-count="470" meta:character-count="2428" meta:non-whitespace-character-count="19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